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Text_20_body">
      <style:paragraph-properties fo:margin-top="0in" fo:margin-bottom="0in"/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in" fo:margin-bottom="0in"/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Text_20_body">
      <style:paragraph-properties fo:margin-top="0in" fo:margin-bottom="0in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in" fo:margin-bottom="0in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Heading_20_3">
      <style:paragraph-properties fo:margin-top="0in" fo:margin-bottom="0in"/>
      <style:text-properties fo:font-size="13pt" fo:font-weight="bold" style:font-size-asian="13pt" style:font-weight-asian="bold" style:font-size-complex="13pt" style:font-weight-complex="bold"/>
    </style:style>
    <style:style style:name="P11" style:family="paragraph" style:parent-style-name="Text_20_body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d Style Guide Template</text:p>
      <text:p text:style-name="P1"/>
      <text:p text:style-name="P1">Real Estate Demo</text:p>
      <text:p text:style-name="P1">Clark Alford</text:p>
      <text:p text:style-name="P1">July 28, 2019</text:p>
      <text:p text:style-name="P1"/>
      <text:p text:style-name="P5">Logo</text:p>
      <text:p text:style-name="P5"/>
      <text:p text:style-name="P2">Primary Logo:</text:p>
      <text:p text:style-name="P3"/>
      <text:p text:style-name="P3"/>
      <text:p text:style-name="P3"/>
      <text:p text:style-name="P3"/>
      <text:p text:style-name="P3"/>
      <text:p text:style-name="P2">Secondary Logo:</text:p>
      <text:p text:style-name="P3"/>
      <text:p text:style-name="P3"/>
      <text:p text:style-name="P3"/>
      <text:p text:style-name="P3"/>
      <text:p text:style-name="P3"/>
      <text:p text:style-name="P2">Mark:</text:p>
      <text:p text:style-name="P2"/>
      <text:p text:style-name="P2"/>
      <text:p text:style-name="P2"/>
      <text:p text:style-name="P2"/>
      <text:p text:style-name="P2"/>
      <text:p text:style-name="P1">Colors</text:p>
      <text:p text:style-name="P1"/>
      <text:p text:style-name="P5">Base: <text:s/><text:span text:style-name="T1">#a52a2a</text:span></text:p>
      <text:p text:style-name="P4"/>
      <text:p text:style-name="P5">Triad (two stand out colors e.g. CTA): <text:s/>#<text:span text:style-name="T1">2aa52a<text:tab/><text:tab/>#2a2aa5</text:span></text:p>
      <text:p text:style-name="P2">cta active: (standard button color)</text:p>
      <text:p text:style-name="P2">cta focus/ hover: (other triad color)</text:p>
      <text:p text:style-name="P4"/>
      <text:p text:style-name="P5">Shades or Tints of (base): <text:s/></text:p>
      <text:p text:style-name="P2">header / footer background: <text:s/>#842121</text:p>
      <text:p text:style-name="P2">div backgrounds: <text:s/>#d29494<text:tab/><text:tab/>#edd4d4</text:p>
      <text:p text:style-name="P2">buttons: <text:s/>#a52a2a</text:p>
      <text:p text:style-name="P2">buttons active: <text:s/>#ae3f3f</text:p>
      <text:p text:style-name="P2">buttons focus / hover: <text:s/>#b75454</text:p>
      <text:p text:style-name="P4"/>
      <text:h text:style-name="P10" text:outline-level="3">Analogous Color (for link): <text:s/><text:span text:style-name="T1">#a5682a</text:span></text:h>
      <text:p text:style-name="P7"/>
      <text:p text:style-name="P6">Shades or Tints of (analogous):</text:p>
      <text:p text:style-name="P9">links active: <text:s/>#ae773f</text:p>
      <text:p text:style-name="P9">links focus / hover: #b78654</text:p>
      <text:p text:style-name="P9"><text:soft-page-break/>links visited: <text:s/>#c9a47f</text:p>
      <text:p text:style-name="P9"/>
      <text:p text:style-name="P9"/>
      <text:p text:style-name="P8">Typography</text:p>
      <text:p text:style-name="P8"/>
      <text:p text:style-name="P6">Primary Font Family: <text:s/><text:span text:style-name="T1">Coves</text:span></text:p>
      <text:p text:style-name="P6"/>
      <text:p text:style-name="P6">Secondary Font Family: <text:s/><text:span text:style-name="T1">Lato</text:span></text:p>
      <text:p text:style-name="P11"/>
      <text:p text:style-name="P11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uce Li</meta:initial-creator>
    <meta:creation-date>2019-07-28T09:43:58.26</meta:creation-date>
    <dc:date>2019-07-28T11:35:11.83</dc:date>
    <dc:creator>Bruce Li</dc:creator>
    <meta:editing-duration>PT1H23M15S</meta:editing-duration>
    <meta:editing-cycles>13</meta:editing-cycles>
    <meta:generator>OpenOffice/4.1.5$Win32 OpenOffice.org_project/415m1$Build-9789</meta:generator>
    <meta:document-statistic meta:table-count="0" meta:image-count="0" meta:object-count="0" meta:page-count="2" meta:paragraph-count="27" meta:word-count="95" meta:character-count="627"/>
  </office:meta>
</office:document-meta>
</file>